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  <table:table-cell office:value-type="string" calcext:value-type="string">
            <text:p>5/day total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[.H2]-[.I2]" office:value-type="float" office:value="-3" calcext:value-type="float">
            <text:p>-3</text:p>
          </table:table-cell>
          <table:table-cell/>
          <table:table-cell table:formula="of:=AVERAGE([.K2:.K100])" office:value-type="float" office:value="3.875" calcext:value-type="float">
            <text:p>3.87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[.H3]-[.I3]" office:value-type="float" office:value="-1.5" calcext:value-type="float">
            <text:p>-1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H4]-[.I4]" office:value-type="float" office:value="0" calcext:value-type="float">
            <text:p>0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[.H5]-[.I5]" office:value-type="float" office:value="-3.25" calcext:value-type="float">
            <text:p>-3.25</text:p>
          </table:table-cell>
          <table:table-cell table:style-name="ce4"/>
          <table:table-cell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" calcext:value-type="float">
            <text:p>10</text:p>
          </table:table-cell>
          <table:table-cell table:formula="of:=[.H6]-[.I6]" office:value-type="float" office:value="-1.25" calcext:value-type="float">
            <text:p>-1.25</text:p>
          </table:table-cell>
          <table:table-cell table:style-name="ce4"/>
          <table:table-cell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formula="of:=[.H7]-[.I7]" office:value-type="float" office:value="-0.5" calcext:value-type="float">
            <text:p>-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formula="of:=[.H8]-[.I8]" office:value-type="float" office:value="-0.5" calcext:value-type="float">
            <text:p>-0.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H9]-[.I9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5" calcext:value-type="float">
            <text:p>15</text:p>
          </table:table-cell>
          <table:table-cell table:formula="of:=[.H10]-[.I10]" office:value-type="float" office:value="-3.75" calcext:value-type="float">
            <text:p>-3.75</text:p>
          </table:table-cell>
          <table:table-cell table:formula="of:=SUM([.F9:.F10])" office:value-type="float" office:value="1.75" calcext:value-type="float">
            <text:p>1.75</text:p>
          </table:table-cell>
          <table:table-cell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20" calcext:value-type="float">
            <text:p>20</text:p>
          </table:table-cell>
          <table:table-cell table:formula="of:=[.H11]-[.I11]" office:value-type="float" office:value="-7.25" calcext:value-type="float">
            <text:p>-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25" calcext:value-type="float">
            <text:p>25</text:p>
          </table:table-cell>
          <table:table-cell table:formula="of:=[.H12]-[.I12]" office:value-type="float" office:value="-9.25" calcext:value-type="float">
            <text:p>-9.2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25" calcext:value-type="float">
            <text:p>25</text:p>
          </table:table-cell>
          <table:table-cell table:formula="of:=[.H13]-[.I13]" office:value-type="float" office:value="-8.75" calcext:value-type="float">
            <text:p>-8.7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25" calcext:value-type="float">
            <text:p>25</text:p>
          </table:table-cell>
          <table:table-cell table:formula="of:=[.H14]-[.I14]" office:value-type="float" office:value="-8.25000000000001" calcext:value-type="float">
            <text:p>-8.25000000000001</text:p>
          </table:table-cell>
          <table:table-cell table:formula="of:=SUM([.F12:.F14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30" calcext:value-type="float">
            <text:p>30</text:p>
          </table:table-cell>
          <table:table-cell table:formula="of:=[.H15]-[.I15]" office:value-type="float" office:value="-12.75" calcext:value-type="float">
            <text:p>-12.7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30" calcext:value-type="float">
            <text:p>30</text:p>
          </table:table-cell>
          <table:table-cell table:formula="of:=[.H16]-[.I16]" office:value-type="float" office:value="-11.75" calcext:value-type="float">
            <text:p>-11.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H17]-[.I17]"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35" calcext:value-type="float">
            <text:p>35</text:p>
          </table:table-cell>
          <table:table-cell table:formula="of:=[.H18]-[.I18]" office:value-type="float" office:value="-12.25" calcext:value-type="float">
            <text:p>-12.25</text:p>
          </table:table-cell>
          <table:table-cell table:formula="of:=SUM([.F17:.F18])" office:value-type="float" office:value="4.5" calcext:value-type="float">
            <text:p>4.5</text:p>
          </table:table-cell>
          <table:table-cell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35" calcext:value-type="float">
            <text:p>35</text:p>
          </table:table-cell>
          <table:table-cell table:formula="of:=[.H19]-[.I19]" office:value-type="float" office:value="-10.5" calcext:value-type="float">
            <text:p>-10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35" calcext:value-type="float">
            <text:p>35</text:p>
          </table:table-cell>
          <table:table-cell table:formula="of:=[.H20]-[.I20]" office:value-type="float" office:value="-8.75000000000001" calcext:value-type="float">
            <text:p>-8.75000000000001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35" calcext:value-type="float">
            <text:p>35</text:p>
          </table:table-cell>
          <table:table-cell table:formula="of:=[.H21]-[.I21]" office:value-type="float" office:value="-7.25000000000001" calcext:value-type="float">
            <text:p>-7.25000000000001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35" calcext:value-type="float">
            <text:p>35</text:p>
          </table:table-cell>
          <table:table-cell table:formula="of:=[.H22]-[.I22]" office:value-type="float" office:value="-7.25000000000001" calcext:value-type="float">
            <text:p>-7.25000000000001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40" calcext:value-type="float">
            <text:p>40</text:p>
          </table:table-cell>
          <table:table-cell table:formula="of:=[.H23]-[.I23]" office:value-type="float" office:value="-10.5" calcext:value-type="float">
            <text:p>-10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formula="of:=[.H24]-[.I24]" office:value-type="float" office:value="-9.00000000000001" calcext:value-type="float">
            <text:p>-9.0000000000000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[.H25]-[.I25]" office:value-type="float" office:value="-7.00000000000001" calcext:value-type="float">
            <text:p>-7.00000000000001</text:p>
          </table:table-cell>
          <table:table-cell table:formula="of:=SUM([.F23:.F25])" office:value-type="float" office:value="5.25" calcext:value-type="float">
            <text:p>5.25</text:p>
          </table:table-cell>
          <table:table-cell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45" calcext:value-type="float">
            <text:p>45</text:p>
          </table:table-cell>
          <table:table-cell table:formula="of:=[.H26]-[.I26]" office:value-type="float" office:value="-11.5" calcext:value-type="float">
            <text:p>-11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[.H27]-[.I27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45" calcext:value-type="float">
            <text:p>45</text:p>
          </table:table-cell>
          <table:table-cell table:formula="of:=[.H28]-[.I28]" office:value-type="float" office:value="-7.50000000000001" calcext:value-type="float">
            <text:p>-7.50000000000001</text:p>
          </table:table-cell>
          <table:table-cell table:formula="of:=SUM([.F26:.F28])" office:value-type="float" office:value="4.5" calcext:value-type="float">
            <text:p>4.5</text:p>
          </table:table-cell>
          <table:table-cell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45" calcext:value-type="float">
            <text:p>45</text:p>
          </table:table-cell>
          <table:table-cell table:formula="of:=[.H29]-[.I29]" office:value-type="float" office:value="-6.75000000000001" calcext:value-type="float">
            <text:p>-6.75000000000001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45" calcext:value-type="float">
            <text:p>45</text:p>
          </table:table-cell>
          <table:table-cell table:formula="of:=[.H30]-[.I30]" office:value-type="float" office:value="-5.75000000000001" calcext:value-type="float">
            <text:p>-5.7500000000000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2-12T19:47:56.508000000</dc:date>
    <meta:editing-duration>P8DT47M56S</meta:editing-duration>
    <meta:editing-cycles>107</meta:editing-cycles>
    <meta:generator>LibreOffice/7.4.7.2$Windows_X86_64 LibreOffice_project/723314e595e8007d3cf785c16538505a1c878ca5</meta:generator>
    <meta:document-statistic meta:table-count="1" meta:cell-count="229" meta:object-count="0"/>
  </office:meta>
</office:document-meta>
</file>